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66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_to_histogram" table:style-name="ta1">
        <table:shapes>
          <draw:frame draw:z-index="0" draw:style-name="gr1" draw:text-style-name="P1" svg:width="618.66pt" svg:height="254.78pt" svg:x="321.7pt" svg:y="29.25pt">
            <draw:object draw:notify-on-update-of-ranges="file_to_histogram.B2:file_to_histogram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r iterations: 2400 Initial energy of demon: 100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: 244.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11:21:19.898000000</dc:date>
    <meta:editing-duration>PT58S</meta:editing-duration>
    <meta:editing-cycles>1</meta:editing-cycles>
    <meta:document-statistic meta:table-count="1" meta:cell-count="504" meta:object-count="1"/>
    <meta:generator>LibreOffice/6.0.2.1$Windows_x86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26cm" svg:height="8.989cm" xlink:href=".." xlink:type="simple" chart:class="chart:scatter" chart:style-name="ch1">
        <chart:legend chart:legend-position="end" svg:x="19.42cm" svg:y="4.192cm" style:legend-expansion="high" chart:style-name="ch2"/>
        <chart:plot-area chart:style-name="ch3" table:cell-range-address="file_to_histogram.B2:file_to_histogram.B6" chart:data-source-has-labels="row" svg:x="0.436cm" svg:y="0.179cm" svg:width="18.548cm" svg:height="8.631cm">
          <chartooo:coordinate-region svg:x="1.259cm" svg:y="0.381cm" svg:width="17.48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_to_histogram.B2:file_to_histogram.B6" loext:label-string="occurency" chart:class="chart:scatte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8">
                <text:p>458</text:p>
                <draw:g>
                  <svg:desc>file_to_histogram.B2:file_to_histogram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